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text-line-through-style="solid" style:text-underline-style="none"/>
    </style:style>
    <style:style style:name="T7" style:family="text">
      <style:text-properties style:text-line-through-style="none" style:text-underline-style="none"/>
    </style:style>
    <style:style style:name="T8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0FF4_14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0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before 1880</text:p>
      <text:p text:style-name="P2">Month<text:tab/><text:tab/><text:tab/><text:tab/><text:tab/><text:tab/></text:p>
      <text:p text:style-name="P2">Year<text:tab/><text:tab/><text:tab/><text:tab/><text:tab/><text:tab/>before 1880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Passover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This sermon was altered and part of it published in <text:span text:style-name="T2">The Jewish Record</text:span><text:span text:style-name="T3"> on March 26, 1880 (Nissan 14, 5640).</text:span></text:p>
      <text:p text:style-name="P2"><text:span text:style-name="T3"/></text:p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For the Sabbath before Passover/</text:p>
      <text:p text:style-name="P7">It was altered and corrected, and/</text:p>
      <text:p text:style-name="P7">partly published in the Record/</text:p>
      <text:p text:style-name="P7">as an editorial for the Passover of 1880/</text:p>
      <text:p text:style-name="P7"/>
      <text:p text:style-name="P6">[Page 1]</text:p>
      <text:p text:style-name="P6">[Hebrew] "O ye seed of Abraham his servant, O ye/ children of Jacob his chosen ones. <text:s/>It is the Eternal <text:span text:style-name="T4">our</text:span><text:span text:style-name="T5"> God, whose/ judgments are seen throughout the earth. <text:s/>For He hath ever remembered/ his covenant, the word he ordered for a thousand generations"/ <text:s/>Aye, while nature shall perform the will of her Creator, while the/ sun shall brighten our horizons/ the moon and the stars shed their/ radiance, Israel will continue a nation indestructible and unchanged./ <text:s/>Let us glory, my Brethren, in that celestial declaration, let it incite/ us to solemnize the birth-day of our national existence, with joyous/ hallelujahs. <text:s/>Setting at our case, on the memorable night of/ Passover, our minds will review the eventful past . <text:s/>Like in/ a panorama, the Pharaohs of all ages, those tyrants, whose iron-/rod scourged our fathers, will present themselves before our vision./ <text:s/>There stands the great leviathan, who in the pride of his heart/ had said "the Nile is mine, even I have made it" but lo! the/ abyss has engulphed him; he shall rise no more. <text:s/>The blas-/-pheming chieftain of the Assyrian host follows. <text:s/>His </text:span><text:soft-page-break/><text:span text:style-name="T5">sharp-/edged sword threatens extermination. <text:s/>Who shall cope with/ so formidable a power? <text:s/>But the breath of our God blows thereon,/ and it suddenly withers. <text:s/>The plains of Judea are whitened with/ the bones of the slain. <text:s/>Our eyes rest an instant upon a city/ of brazen gates, and lowering walls. <text:s/>Its loftiness seems to/</text:span></text:p>
      <text:p text:style-name="P6"><text:span text:style-name="T5"/></text:p>
      <text:p text:style-name="P6"><text:span text:style-name="T5">[Page 2]</text:span></text:p>
      <text:p text:style-name="P6"><text:span text:style-name="T5">defy heaven itself, but the pride of Nebucadnezar sinks down below/ the level of the swelling Euphrates. <text:s/>No vestige is left of oppressive/ Babylon. <text:s/>We then turn to gaze on that crowned head, who/ set up his abominable idol into the holy of holies. <text:s/>His aspect/ excites within us conflicting sentiments. <text:s/>We know not whether to/ triumph over the inglorious end, or pity the folly of the Tyro-Grecian/ monarch. <text:s/>For, the sworn enemy of Israel's God is cankered by a/ fulsome distemper. <text:s/>Scarcely has he disappeared from that flitting/ scene, when we are appalled at the gaunt visage of one stricken/ likewise with corroding ills. <text:s/>It is the treacherous Idumean, who/ reached the throne, by wading through rivers of guiltless blood./ <text:s/>It is Herod, the destroyer of the Asmonean's noble race and Judah's/ hope. <text:s/>A soraing eagle, scenting from afar </text:span><text:span text:style-name="T6">off</text:span><text:span text:style-name="T7">, the victims/ which </text:span><text:span text:style-name="T8">he</text:span><text:span text:style-name="T7"> had prepared, darted upon its prey, and devoured the/ fairest portion of Jacob. <text:s/>Then faggots and pyres can be seen, reek-/-ing with the mangled bodies of the martyrs of our faith. <text:s/>Then/ we behold our Sages sealing with their blood the truths they/ had proclaimed. <text:s/>At that grievous spectacle, we exclaim in the words/ of the yearly repeated narrative [Hebrew]/ "Not only one has arisen against us, but in </text:span><text:span text:style-name="T8">all</text:span><text:span text:style-name="T7"> ages men have/ arisen against us to exterminate us. <text:s/>And yet, we live, beloved/</text:span></text:p>
      <text:p text:style-name="P6"><text:span text:style-name="T7"/></text:p>
      <text:p text:style-name="P6"><text:span text:style-name="T7">[Page 3]</text:span></text:p>
      <text:p text:style-name="P6"><text:span text:style-name="T7">children of my people, we live, and they who sorely afflicted us,/ exist solely in the pages of ancient history, or are gasping for/ breath. <text:s/>The Roman empire, that long held us in its iron grasp,/ was shattered into fragments. <text:s/>Spain </text:span><text:span text:style-name="T6">and Portugal</text:span><text:span text:style-name="T7">, whose dominions/ extended from hemisphere to hemisphere, when the exiles of Judea found/ therein asylum and promotion, is reduced to a shadow of </text:span><text:span text:style-name="T6">then</text:span><text:span text:style-name="T7"> its/ former self. <text:s/>Verily the promise given to the godly Abraham,/ has descended on his progeny. <text:s/>They that bless Israel, obtain blessings,/ but they that curse us, bring down on their heads divine imprecations./ <text:s/>But are </text:span><text:span text:style-name="T8">ye</text:span><text:span text:style-name="T7"> not, my Brethren! witnesses of a divine interposition/ that rescues us from </text:span><text:span text:style-name="T6">destruction</text:span><text:span text:style-name="T7"> human machinations? <text:s/>Consider what the Lord our God/ did to the two kings who of late conspired against our own race./ <text:s/>Our hearts were seized with consternation at the revival of the horrid days/ of the [?] and inquisition. <text:s/>We asked, we implored. <text:s/>The sound/ of a mother's wailing rang through the length and breadth of the civilized world./ <text:s/>Yet the modern Pharaoh, supported by his fanatical ally, would not/ relent. <text:s/>The voice of outraged humanity did not withhold the/ engine set in motion to harrow the tenderest affections implanted by/ nature. <text:s/>But who has ever laid his hand against the chosen/ of God, and was not requited? <text:s/>Stretch your vision beyond the/ Alps, my beloved hearers! and behold the miracle wrought by the/ Guardian of Israel. <text:s/>The sceptre once so formidable, is/</text:span></text:p>
      <text:p text:style-name="P6"><text:span text:style-name="T7"/></text:p>
      <text:p text:style-name="P6"><text:span text:style-name="T7">[Page 4]</text:span></text:p>
      <text:p text:style-name="P6"><text:span text:style-name="T7">quivering in the feeble hand of our oppressor. <text:s/>Vain are the endea-/-vours of his hierarchical functionaries to uphold the decaying power./ <text:s/>Against the walls of the Vatican an avenging hand has written "Mene/ Mene Tekel upharson." <text:s/>The amplitude of the land mastered over/ by a priestly-king, is, like that of his Teutonic confederate--/given unto a new victor--even unto thee O Emanuel. <text:s/>Let us then/ raise the cup of salvation, brimful of gratitude, and on the night/ that our brethren, who have been delivered from a yoke doubly insup-/-portable, sing the praises of their living Redeemer, let us also/ acknowledge that He "hath brought us forth from sorrow to joy,/ from mourning to a festive season, from darkness to a great light"/ [Hebrew]/ But the expression of our thankfulness to the Almighty, must not/ die away with the night which elicits it. <text:s/>It must be fruitful/ of actions. <text:s/>We openly avow that our marvellous[sic!] preservation/; was </text:span><text:span text:style-name="T8">designed</text:span><text:span text:style-name="T7"> by the Ruler of the universe. <text:s/>What duties does it/ then </text:span><text:soft-page-break/><text:span text:style-name="T7">entail upon us? <text:s/>Can we imagine then for a moment, to/ consist of the cleansing of our dwellings from all leaven, and/ </text:span><text:span text:style-name="T6">on</text:span><text:span text:style-name="T7"> the recital of the haggada? <text:s/>Will that entitle us to the glorious/ appellation of God's chosen people? <text:s/>No, our actions, my friends!/</text:span></text:p>
      <text:p text:style-name="P6"><text:span text:style-name="T7"/></text:p>
      <text:p text:style-name="P6"><text:span text:style-name="T7">[Page 5]</text:span></text:p>
      <text:p text:style-name="P6"><text:span text:style-name="T7">our actions, will prove as such. <text:s/>The greater </text:span><text:span text:style-name="T6">will be</text:span><text:span text:style-name="T7"> our exertions/ in furthering the object of our national existence, the higher shall we/ stand in the presence of the Eternal. <text:s/>Israel has been declared his/ first-born, </text:span><text:span text:style-name="T8">but</text:span><text:span text:style-name="T7"> </text:span><text:span text:style-name="T6">in order</text:span><text:span text:style-name="T7"> that he might teach the younger branches of the/ human family the way of truth. <text:s/>His life shaped after the/ model shown unto him at Sinai, must in silent eloquence preach/ rectitude, self-denial, charity and piety. <text:s/>It must draw the/ confession from the gentiles, that no nation has statutes and/ judgments so righteous, as those which </text:span><text:span text:style-name="T6">Moses taught govern their lives</text:span><text:span text:style-name="T7"> Moses promulgated. <text:s/>But in/ order that our efforts may ever tend towards that noble goal,/ we must be illumined by a light from above. <text:s/>Our beacon must/ be our comprehension of the doctrines contained in Holy Writ./ <text:s/>So long as we remain in ignorance of their spiritual import,/ our religion will be but the performance of sundry practices, from which a/ sneer of the scoffers may estrange us. <text:s/>Our religion will be but a/ structure raised on a bed of sand. <text:s/>If we desire to fulfil[sic!] our task/ we should become deeply imbued with the verities of which we are the/ depositories. <text:s/></text:span><text:span text:style-name="T8">That is</text:span><text:span text:style-name="T7"> the learning we should most assiduously cultivate,/ for the prophet has written, that "when our children are taught of the/ Lord, their peace will be great" [Hebrew]/ yes, the moral happiness of Israel depends on the knowledge and </text:span><text:span text:style-name="T6">the</text:span><text:span text:style-name="T7">/ execution of the will of their Maker. <text:s/>The world, which now,/</text:span></text:p>
      <text:p text:style-name="P6"><text:span text:style-name="T7"/></text:p>
      <text:p text:style-name="P6"><text:span text:style-name="T7">[Page 6]</text:span></text:p>
      <text:p text:style-name="P6"><text:span text:style-name="T7">even in countries that boast of equality, asperse their name, will encircle/ their brows with the laurels of religious supremacy, when </text:span><text:span text:style-name="T8">all their</text:span><text:span text:style-name="T7">/ offspring shall exhibit a life of stainless purity. <text:s/>Such is our/ mission, my Brethren, during the protracted captivity. <text:s/>Our fathers/ endured the first in Chaldea, that the land of the patriarchs might be/ purged of idolatry, we suffer the second, that the men of every land may/ learn from us to cast off the image of silver and gold which he hath/ made to worship, to the moles and to the bats, so that the Lord alone be/ exalted [Hebrew]/ [Hebrew]. <text:s/>We must therefore return to/ the path we have abandoned. <text:s/>Instead of intoxicating the minds of our/ children with foreign lore, let us point out to them the purling waters, which/ descend from the hills of Zion, whence blessing cometh to Israel. <text:s/>Between/ each caress and each embrace, let us speak to them of their noble origin,/ of their matchless history, of their admirable laws. <text:s/>Let us speak also/ of the devotion with which our ancestors clung to the standard of/ truth, when the whole of mankind was arrayed against them, of/ their glorious destiny, of their divinely promised redemption./</text:span></text:p>
      <text:p text:style-name="P6"><text:span text:style-name="T7">This is chiefly demanded of us by the ensuing festival, for we are thus/ enjoined [Hebrew]/ Thou shalt </text:span><text:span text:style-name="T8">tell</text:span><text:span text:style-name="T7"> thy children on that day. <text:s/>This is done because of that/ which the Lord wrought for me, when I went out of Egypt"/</text:span></text:p>
      <text:p text:style-name="P6"><text:span text:style-name="T7"/></text:p>
      <text:p text:style-name="P6"><text:span text:style-name="T7">[Page 7]</text:span></text:p>
      <text:p text:style-name="P6"><text:span text:style-name="T7">Our living word must kindle in their breasts the religious/ feelings which will pervade their future existence. <text:s/>And nature/ has lent us the means for its accomplishment. <text:s/>We are regarded by/ our tender offspring, as the best interpreters of the word of God./ <text:s/>None can therefore impress it more deeply on their hearts. <text:s/>Zealous men/ may aid us in irrigating the plants we have reared, but </text:span><text:span text:style-name="T8">we</text:span><text:span text:style-name="T7"> must fully/ qualify ourselves for the holy </text:span><text:span text:style-name="T6">charge</text:span><text:span text:style-name="T7"> trust. <text:s/>Our </text:span><text:span text:style-name="T8">own</text:span><text:span text:style-name="T7"> culture must supply/ our tendrils with vitality. <text:s/>Still, our mission of love, though steadily/ pursued in our homesteads will be but imperfectly executed, when circum-/-scribed within that sphere. <text:s/>A learned expositor has said, that Holy/ Writ, by the expression "thou shalt tell thy son" implies also the child of/ every one of our fellow-believers. <text:s/>We are therefore bid </text:span><text:span text:style-name="T6">the</text:span><text:span text:style-name="T7"> to carry beyond/ its pale the instruments of salvation. <text:s/>Wherever thou canst exercise thy/ faculties for the spiritual improvement of thy coreligionists, there, O my Brother!/ be numbered among </text:span><text:soft-page-break/><text:span text:style-name="T7">the foremost. <text:s/>In what place soever thou canst bring/ </text:span><text:span text:style-name="T6">to bear</text:span><text:span text:style-name="T7"> the influence of thy kindly instincts to bear on the advancement of Israel,/ there my sister! labor with alacrity. <text:s/>Be not deterred by the weight/ of the charge. <text:s/>Suffice it if thou bringest a willing mind to cooperate/ towards the elevation of thy race. <text:s/>The work will not be completed by thee/ [Hebrew], but even, like the handful of flour, which was/ accepted by God, as a holocaust, will thy exertions be counted righteous-/-ness by Him that watches our steps./</text:span></text:p>
      <text:p text:style-name="P6"><text:span text:style-name="T7"/></text:p>
      <text:p text:style-name="P6"><text:span text:style-name="T7">[Page 8]</text:span></text:p>
      <text:p text:style-name="P6"><text:span text:style-name="T7">Let then, beloved hearers! the ensuing Passover, while it awakens/ grateful emotions, remind us also of our obligations as the first-born/ of the Eternal Creator. <text:s/>While our enfranchisement from the shackles of ancient/ and modern Pharaohs enliven our national spirits, let it admonish/ us to betake ourselves to sober actions, so that we may here-/-after stand before the world as the prototype of holiness and/ virtue, that our conduct round our fire-sides, in social intercourse/ and in public relations, may reflect lustre on our nation, glory/ on our religion, and exaltation on the name of the One/ protecting God we adore. <text:s/>So may it be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7-26T14:31:22.44</meta:creation-date>
    <meta:document-statistic meta:table-count="0" meta:image-count="0" meta:object-count="0" meta:page-count="5" meta:paragraph-count="83" meta:word-count="2021" meta:character-count="12280"/>
    <dc:date>2012-07-26T15:37:59.71</dc:date>
    <dc:creator>Penn Libraries</dc:creator>
    <meta:editing-duration>PT00H05M41S</meta:editing-duration>
    <meta:editing-cycles>1</meta:editing-cycles>
    <meta:generator>OpenOffice.org/3.2$Win32 OpenOffice.org_project/320m12$Build-9483</meta:generator>
  </office:meta>
</office:document-meta>
</file>